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16 Minuten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V 36 Minuten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 Krank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/>
          <table:table-cell table:style-name="ce12" table:number-columns-repeated="4"/>
          <table:table-cell table:style-name="ce12" office:value-type="string" calcext:value-type="string">
            <text:p>NASA</text:p>
          </table:table-cell>
          <table:table-cell table:style-name="ce12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.00.0000</text:date>, <text:time style:data-style-name="N2" text:time-value="16:50:04.6068895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5T16:53:14.804452573</dc:date>
    <meta:editing-duration>PT13H56M54S</meta:editing-duration>
    <meta:editing-cycles>117</meta:editing-cycles>
    <meta:document-statistic meta:table-count="1" meta:cell-count="75" meta:object-count="0"/>
  </office:meta>
</office:document-meta>
</file>